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bc6a3" officeooo:paragraph-rsid="000bc6a3"/>
    </style:style>
    <style:style style:name="P2" style:family="paragraph" style:parent-style-name="Text_20_body">
      <style:paragraph-properties fo:margin-top="0in" fo:margin-bottom="0in" loext:contextual-spacing="false" fo:text-align="center" style:justify-single-word="false"/>
    </style:style>
    <style:style style:name="P3" style:family="paragraph" style:parent-style-name="Text_20_body">
      <style:paragraph-properties fo:margin-top="0in" fo:margin-bottom="0in" loext:contextual-spacing="false" fo:text-align="center" style:justify-single-word="false"/>
      <style:text-properties officeooo:paragraph-rsid="001d2701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officeooo:rsid="002f44e2" officeooo:paragraph-rsid="002f44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平凡是真美</text:p>
      <text:p text:style-name="P4"/>
      <text:p text:style-name="P2">以前的我們</text:p>
      <text:p text:style-name="P2">總是仰慕着舞臺</text:p>
      <text:p text:style-name="P2">以爲那是人生的巔峯</text:p>
      <text:p text:style-name="P2">後來的我們</text:p>
      <text:p text:style-name="P2">漸漸發現</text:p>
      <text:p text:style-name="P2">那更像是囚籠</text:p>
      <text:p text:style-name="P2">就像那合同</text:p>
      <text:p text:style-name="P2">厚厚的</text:p>
      <text:p text:style-name="P2"/>
      <text:p text:style-name="P2">厚厚的胭脂粉底</text:p>
      <text:p text:style-name="P2">厚厚的面具</text:p>
      <text:p text:style-name="P2">絢麗的舞臺</text:p>
      <text:p text:style-name="P2">浮誇而無情感</text:p>
      <text:p text:style-name="P2">做作的臺風</text:p>
      <text:p text:style-name="P2">虛僞的表演</text:p>
      <text:p text:style-name="P2">越來越像傀儡的政客</text:p>
      <text:p text:style-name="P2"/>
      <text:p text:style-name="P2">藝術的純真</text:p>
      <text:p text:style-name="P2">一直在平凡中</text:p>
      <text:p text:style-name="P2">因爲心是真的</text:p>
      <text:p text:style-name="P2">所以藝術是迷人的</text:p>
      <text:p text:style-name="P2"/>
      <text:p text:style-name="P2">大多人</text:p>
      <text:p text:style-name="P2">可能不知道</text:p>
      <text:p text:style-name="P2">平凡的你</text:p>
      <text:p text:style-name="P2">不知有多美</text:p>
      <text:p text:style-name="P2"/>
      <text:p text:style-name="P2">天然而無需雕飾</text:p>
      <text:p text:style-name="P2">清雅如蘭</text:p>
      <text:p text:style-name="P3">縱使不足</text:p>
      <text:p text:style-name="P3">卻真而美</text:p>
      <text:p text:style-name="P2">遠勝濃墨重彩的</text:p>
      <text:p text:style-name="P2">十全十美</text:p>
      <text:p text:style-name="P2"/>
      <text:p text:style-name="P2">這世界</text:p>
      <text:p text:style-name="P2">完美本身不美</text:p>
      <text:p text:style-name="P5"/>
      <text:p text:style-name="P5"><text:soft-page-break/>——</text:p>
      <text:p text:style-name="P5">2022.1.2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1-27T14:08:59.084025245</dc:date>
    <meta:editing-duration>PT40M12S</meta:editing-duration>
    <meta:editing-cycles>34</meta:editing-cycles>
    <meta:document-statistic meta:table-count="0" meta:image-count="0" meta:object-count="0" meta:page-count="2" meta:paragraph-count="34" meta:word-count="173" meta:character-count="183" meta:non-whitespace-character-count="183"/>
  </office:meta>
</office:document-meta>
</file>